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00eac1" officeooo:paragraph-rsid="0000eac1" style:font-weight-asian="normal" style:font-weight-complex="normal"/>
    </style:style>
    <style:style style:name="P2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" style:family="paragraph" style:parent-style-name="Standard" style:list-style-name="L2">
      <style:paragraph-properties fo:text-align="end" style:justify-single-word="false"/>
      <style:text-properties officeooo:rsid="0006cb08" officeooo:paragraph-rsid="0006cb08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06d675" officeooo:paragraph-rsid="0006d675"/>
    </style:style>
    <style:style style:name="P5" style:family="paragraph" style:parent-style-name="Standard">
      <style:paragraph-properties fo:text-align="start" style:justify-single-word="false"/>
      <style:text-properties officeooo:rsid="0006d675" officeooo:paragraph-rsid="0006d675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7" style:family="paragraph" style:parent-style-name="List_20_Paragraph" style:list-style-name="WWNum1"/>
    <style:style style:name="P8" style:family="paragraph" style:parent-style-name="List_20_Paragraph" style:list-style-name="WWNum2"/>
    <style:style style:name="P9" style:family="paragraph" style:parent-style-name="List_20_Paragraph" style:list-style-name="WWNum2">
      <style:text-properties officeooo:paragraph-rsid="00026e84"/>
    </style:style>
    <style:style style:name="P10" style:family="paragraph" style:parent-style-name="List_20_Paragraph" style:list-style-name="WWNum1">
      <style:text-properties fo:font-weight="bold" style:font-weight-asian="bold" style:font-weight-complex="bold"/>
    </style:style>
    <style:style style:name="P11" style:family="paragraph" style:parent-style-name="List_20_Paragraph" style:list-style-name="WWNum1">
      <style:text-properties fo:font-weight="bold" officeooo:paragraph-rsid="0000eac1" style:font-weight-asian="bold" style:font-weight-complex="bold"/>
    </style:style>
    <style:style style:name="P12" style:family="paragraph" style:parent-style-name="List_20_Paragraph">
      <style:text-properties officeooo:rsid="0000eac1" officeooo:paragraph-rsid="0000eac1"/>
    </style:style>
    <style:style style:name="P13" style:family="paragraph" style:parent-style-name="List_20_Paragraph">
      <style:text-properties officeooo:paragraph-rsid="00040b5a"/>
    </style:style>
    <style:style style:name="P14" style:family="paragraph" style:parent-style-name="List_20_Paragraph" style:list-style-name="WWNum2">
      <style:text-properties officeooo:rsid="00075812" officeooo:paragraph-rsid="00075812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0eac1" style:font-size-asian="14pt" style:font-size-complex="14pt"/>
    </style:style>
    <style:style style:name="T4" style:family="text">
      <style:text-properties fo:font-size="14pt" officeooo:rsid="00026e84" style:font-size-asian="14pt" style:font-size-complex="14pt"/>
    </style:style>
    <style:style style:name="T5" style:family="text">
      <style:text-properties fo:font-size="14pt" officeooo:rsid="00040b5a" style:font-size-asian="14pt" style:font-size-complex="14pt"/>
    </style:style>
    <style:style style:name="T6" style:family="text">
      <style:text-properties fo:font-size="14pt" officeooo:rsid="0005d5ed" style:font-size-asian="14pt" style:font-size-complex="14pt"/>
    </style:style>
    <style:style style:name="T7" style:family="text">
      <style:text-properties fo:font-size="14pt" officeooo:rsid="0006cb08" style:font-size-asian="14pt" style:font-size-complex="14pt"/>
    </style:style>
    <style:style style:name="T8" style:family="text">
      <style:text-properties fo:font-size="14pt" officeooo:rsid="0006d675" style:font-size-asian="14pt" style:font-size-complex="14pt"/>
    </style:style>
    <style:style style:name="T9" style:family="text">
      <style:text-properties fo:font-size="14pt" officeooo:rsid="00075812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000000" style:font-name="Calibri" fo:font-size="14pt" officeooo:rsid="00026e84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Documento de visão do sistema</text:span></text:p>
      <text:p text:style-name="P2"><text:span text:style-name="T1"/></text:p>
      <text:list xml:id="list1936343913" text:style-name="WWNum1">
        <text:list-item>
          <text:p text:style-name="P7"><text:span text:style-name="T10">Objetivo</text:span><text:span text:style-name="T2"> </text:span></text:p>
        </text:list-item>
      </text:list>
      <text:p text:style-name="P13"><text:span text:style-name="T2">O sistema para o BKM Hotel consiste, basicamente, do gerenciamento das estadias de hóspedes do hotel, controlando desde a reserva de acomodações até o acompanhamento do período de estadia. O hotel possui </text:span><text:span text:style-name="T5">quartos</text:span><text:span text:style-name="T2"> simples e suítes de luxo, distribuídos pelos diversos andares do hotel. O sistema deve ainda emitir diversos tipos de relatórios e consultas, possibilitando um melhor gerenciamento das acomodações oferecidas. </text:span></text:p>
      <text:p text:style-name="P13"><text:span text:style-name="T2"/></text:p>
      <text:list xml:id="list173647034854827" text:continue-numbering="true" text:style-name="WWNum1">
        <text:list-item>
          <text:p text:style-name="P10"><text:span text:style-name="T2">Descrição</text:span></text:p>
        </text:list-item>
      </text:list>
      <text:p text:style-name="Standard"><text:span text:style-name="T2">O sistema deve permitir a inclusão, alteração, visualização e remoção das seguintes </text:span><text:span text:style-name="T7">entidades</text:span><text:span text:style-name="T2">:</text:span></text:p>
      <text:p text:style-name="Standard"><text:span text:style-name="T2"/></text:p>
      <text:list xml:id="list2113528489" text:style-name="L2">
        <text:list-item>
          <text:p text:style-name="P3"><text:span text:style-name="T2">Hotel com os seguintes atributos: nome, descrição e telefone. <text:s/></text:span></text:p>
        </text:list-item>
        <text:list-item>
          <text:p text:style-name="P4"><text:span text:style-name="T2">Endereço </text:span><text:span text:style-name="T7">com os seguintes atributos: </text:span><text:span text:style-name="T2">nacionalidade, estado, cidade, bairro, número, complemento e CEP.</text:span></text:p>
        </text:list-item>
        <text:list-item>
          <text:p text:style-name="P4"><text:span text:style-name="T2">Usuário </text:span><text:span text:style-name="T7">com os seguintes atributos: </text:span><text:span text:style-name="T2">E-mail e senha.</text:span></text:p>
        </text:list-item>
      </text:list>
      <text:p text:style-name="P5"><text:span text:style-name="T2"/></text:p>
      <text:list xml:id="list933747047" text:style-name="WWNum2">
        <text:list-item>
          <text:p text:style-name="P8"><text:span text:style-name="T2"><text:s/>Hóspedes do hotel, com os seguintes atributos: nome, endereço, telefone, </text:span><text:span text:style-name="T3">e-mail</text:span><text:span text:style-name="T2">, documento de identificação e data de nascimento. </text:span><text:span text:style-name="T9">Onde pode-se possuir acompanhantes ou não.</text:span></text:p>
        </text:list-item>
        <text:list-item>
          <text:p text:style-name="P8"><text:span text:style-name="T2">Funcionários do hotel, com os seguintes atributos: documento de identificação, nome, endereço, telefone e data de nascimento </text:span><text:span text:style-name="T6">e e-mail.</text:span></text:p>
        </text:list-item>
        <text:list-item>
          <text:p text:style-name="P8"><text:span text:style-name="T2">Tipos de acomodação oferecidos pelo hotel, com os seguintes atributos: código do tipo de acomodação, descrição do tipo de acomodação, quantidade total de unidades desse tipo de acomodação existente no hotel e preço da diária.</text:span></text:p>
        </text:list-item>
        <text:list-item>
          <text:p text:style-name="P8"><text:span text:style-name="T2">Acomodações existentes no hotel, com os seguintes atributos: número da acomodação e código do tipo de acomodação.</text:span></text:p>
        </text:list-item>
        <text:list-item>
          <text:p text:style-name="P14"><text:soft-page-break/><text:span text:style-name="T2"/></text:p>
        </text:list-item>
        <text:list-item>
          <text:p text:style-name="P9"><text:span text:style-name="T4">No sistema ocorrerá a reserva com </text:span><text:span text:style-name="T11">data e hora de chegada do hóspede, data e hora de sua saída, informações para a identificação do hóspede principal, tipo de quarto solicitado, nomes dos acompanhantes e valor da diária.</text:span></text:p>
          <text:p text:style-name="P9"><text:span text:style-name="T11"/></text:p>
        </text:list-item>
      </text:list>
      <text:list xml:id="list173647085281825" text:continue-list="list173647034854827" text:style-name="WWNum1">
        <text:list-item>
          <text:p text:style-name="P11"><text:span text:style-name="T3">Abrangência</text:span></text:p>
        </text:list-item>
      </text:list>
      <text:p text:style-name="P1"><text:span text:style-name="T2">O sistema BKM Hotel foi criado inicialmente para apenas um hotel, prevendo uma adequação melhor para uma rede semelhante ou distinta e possibilitar a sua utilização em outros hotéis. Não ocorre </text:span><text:span text:style-name="T4">a</text:span><text:span text:style-name="T2"> necessidade de acesso à internet.</text:span></text:p>
      <text:p text:style-name="P1"><text:span text:style-name="T2"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eno</meta:initial-creator>
    <meta:editing-cycles>4</meta:editing-cycles>
    <meta:creation-date>2012-10-07T16:57:00</meta:creation-date>
    <dc:date>2018-11-29T17:36:42.510000000</dc:date>
    <meta:editing-duration>PT2H14M39S</meta:editing-duration>
    <meta:generator>LibreOffice/6.0.5.2$Windows_x86 LibreOffice_project/54c8cbb85f300ac59db32fe8a675ff7683cd5a16</meta:generator>
    <meta:document-statistic meta:table-count="0" meta:image-count="0" meta:object-count="0" meta:page-count="2" meta:paragraph-count="17" meta:word-count="295" meta:character-count="1898" meta:non-whitespace-character-count="162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